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7.65cm" fo:min-width="25.528cm"/>
    </style:style>
    <style:style style:name="gr2" style:family="graphic" style:parent-style-name="standard">
      <style:graphic-properties draw:textarea-horizontal-align="justify" draw:textarea-vertical-align="middle" draw:auto-grow-height="false" fo:min-height="4.487cm" fo:min-width="3.728cm"/>
    </style:style>
    <style:style style:name="gr3" style:family="graphic" style:parent-style-name="standard">
      <style:graphic-properties draw:textarea-horizontal-align="justify" draw:textarea-vertical-align="middle" draw:auto-grow-height="false" fo:min-height="15.336cm" fo:min-width="6.9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84cm" fo:min-width="4.382cm"/>
    </style:style>
    <style:style style:name="gr12" style:family="graphic" style:parent-style-name="standard">
      <style:graphic-properties draw:textarea-horizontal-align="justify" draw:textarea-vertical-align="middle" draw:auto-grow-height="false" fo:min-height="3.648cm" fo:min-width="5.6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68cm" fo:min-width="4.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734cm" fo:min-width="3.7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8cm" fo:min-width="2.704cm"/>
    </style:style>
    <style:style style:name="gr20" style:family="graphic" style:parent-style-name="standard">
      <style:graphic-properties draw:textarea-horizontal-align="justify" draw:textarea-vertical-align="middle" draw:auto-grow-height="false" fo:min-height="1.126cm" fo:min-width="4.4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2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6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416cm" svg:height="18.288cm" svg:x="0.762cm" svg:y="0.508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4.827cm" svg:x="10.414cm" svg:y="2.156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2cm" svg:height="15.748cm" svg:x="17.272cm" svg:y="2.156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0.254cm" svg:y1="4.542cm" svg:x2="2.286cm" svg:y2="4.542cm">
          <text:p/>
        </draw:line>
        <draw:frame draw:style-name="gr5" draw:text-style-name="P3" draw:layer="layout" svg:width="6.858cm" svg:height="1.673cm" svg:x="1.016cm" svg:y="0.762cm">
          <draw:text-box>
            <text:p>Nexys Video FPGA</text:p>
            <text:p>(Block Design)</text:p>
          </draw:text-box>
        </draw:frame>
        <draw:line draw:style-name="gr4" draw:text-style-name="P2" draw:layer="layout" svg:x1="6.605cm" svg:y1="4.696cm" svg:x2="10.414cm" svg:y2="4.696cm">
          <text:p/>
        </draw:line>
        <draw:frame draw:style-name="gr6" draw:text-style-name="P3" draw:layer="layout" svg:width="3.048cm" svg:height="0.839cm" svg:x="7.266cm" svg:y="3.68cm">
          <draw:text-box>
            <text:p><text:span text:style-name="T1">ScanCode</text:span></text:p>
          </draw:text-box>
        </draw:frame>
        <draw:line draw:style-name="gr4" draw:text-style-name="P2" draw:layer="layout" svg:x1="14.732cm" svg:y1="3.388cm" svg:x2="17.272cm" svg:y2="3.388cm">
          <text:p/>
        </draw:line>
        <draw:line draw:style-name="gr4" draw:text-style-name="P2" draw:layer="layout" svg:x1="17.272cm" svg:y1="5.72cm" svg:x2="14.732cm" svg:y2="5.72cm">
          <text:p/>
        </draw:line>
        <draw:frame draw:style-name="gr7" draw:text-style-name="P3" draw:layer="layout" svg:width="2.032cm" svg:height="0.763cm" svg:x="14.886cm" svg:y="2.564cm">
          <draw:text-box>
            <text:p><text:span text:style-name="T2">Control</text:span></text:p>
          </draw:text-box>
        </draw:frame>
        <draw:frame draw:style-name="gr8" draw:text-style-name="P3" draw:layer="layout" svg:width="2.032cm" svg:height="0.806cm" svg:x="14.986cm" svg:y="4.818cm">
          <draw:text-box>
            <text:p><text:span text:style-name="T3">Status</text:span></text:p>
          </draw:text-box>
        </draw:frame>
        <draw:line draw:style-name="gr9" draw:text-style-name="P2" draw:layer="layout" svg:x1="15.648cm" svg:y1="5.966cm" svg:x2="16.156cm" svg:y2="5.458cm">
          <text:p/>
        </draw:line>
        <draw:line draw:style-name="gr9" draw:text-style-name="P2" draw:layer="layout" svg:x1="15.494cm" svg:y1="3.68cm" svg:x2="16.002cm" svg:y2="3.172cm">
          <text:p/>
        </draw:line>
        <draw:frame draw:style-name="gr10" draw:text-style-name="P3" draw:layer="layout" svg:width="3.81cm" svg:height="1.016cm" svg:x="10.668cm" svg:y="3.934cm">
          <draw:text-box>
            <text:p>MicroBlaze</text:p>
          </draw:text-box>
        </draw:frame>
        <draw:custom-shape draw:style-name="gr11" draw:text-style-name="P1" draw:layer="layout" svg:width="5.08cm" svg:height="2.032cm" svg:x="18.542cm" svg:y="14.3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4.318cm" svg:height="1.016cm" svg:x="19.05cm" svg:y="14.856cm">
          <draw:text-box>
            <text:p>Audio Codec</text:p>
          </draw:text-box>
        </draw:frame>
        <draw:custom-shape draw:style-name="gr12" draw:text-style-name="P1" draw:layer="layout" svg:width="6.604cm" svg:height="4.318cm" svg:x="17.78cm" svg:y="4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7.112cm" svg:height="0.962cm" svg:x="17.526cm" svg:y="2.41cm">
          <draw:text-box>
            <text:p>Skrach Core (AXI Lite)</text:p>
          </draw:text-box>
        </draw:frame>
        <draw:line draw:style-name="gr4" draw:text-style-name="P2" draw:layer="layout" svg:x1="22.182cm" svg:y1="16.38cm" svg:x2="22.182cm" svg:y2="19.428cm">
          <text:p/>
        </draw:line>
        <draw:frame draw:style-name="gr8" draw:text-style-name="P3" draw:layer="layout" svg:width="3.302cm" svg:height="0.806cm" svg:x="22.406cm" svg:y="18.018cm">
          <draw:text-box>
            <text:p><text:span text:style-name="T3">DAC_DATA</text:span></text:p>
          </draw:text-box>
        </draw:frame>
        <draw:line draw:style-name="gr4" draw:text-style-name="P2" draw:layer="layout" svg:x1="20.066cm" svg:y1="19.428cm" svg:x2="20.066cm" svg:y2="16.38cm">
          <text:p/>
        </draw:line>
        <draw:frame draw:style-name="gr8" draw:text-style-name="P3" draw:layer="layout" svg:width="4.572cm" svg:height="0.806cm" svg:x="15.494cm" svg:y="18.118cm">
          <draw:text-box>
            <text:p><text:span text:style-name="T3">Codec clocks, etc</text:span></text:p>
          </draw:text-box>
        </draw:frame>
        <draw:frame draw:style-name="gr13" draw:text-style-name="P3" draw:layer="layout" svg:width="4.064cm" svg:height="0.962cm" svg:x="18.034cm" svg:y="4.434cm">
          <draw:text-box>
            <text:p><text:span text:style-name="T4">Operator</text:span></text:p>
          </draw:text-box>
        </draw:frame>
        <draw:custom-shape draw:style-name="gr14" draw:text-style-name="P1" draw:layer="layout" svg:width="5.588cm" svg:height="1.016cm" svg:x="18.288cm" svg:y="5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248cm" svg:height="1.016cm" svg:x="19.558cm" svg:y="5.396cm">
          <draw:text-box>
            <text:p text:style-name="P1">Oscillator</text:p>
          </draw:text-box>
        </draw:frame>
        <draw:frame draw:style-name="gr15" draw:text-style-name="P3" draw:layer="layout" svg:width="1.778cm" svg:height="0.725cm" svg:x="0.608cm" svg:y="3.78cm">
          <draw:text-box>
            <text:p><text:span text:style-name="T5">PMOD</text:span></text:p>
          </draw:text-box>
        </draw:frame>
        <draw:custom-shape draw:style-name="gr16" draw:text-style-name="P5" draw:layer="layout" svg:width="4.319cm" svg:height="3.048cm" svg:x="2.285cm" svg:y="10.538cm">
          <text:p text:style-name="P5">UARTLite</text:p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0.254cm" svg:y1="12.116cm" svg:x2="2.285cm" svg:y2="12.116cm">
          <text:p/>
        </draw:line>
        <draw:polyline draw:style-name="gr4" draw:text-style-name="P2" draw:layer="layout" svg:width="7.738cm" svg:height="3.901cm" draw:transform="rotate (0.694641042293743) translate (6.49992382659252cm 11.9370838968821cm)" svg:viewBox="0 0 7739 3902" draw:points="0,163 4488,3902 7739,0">
          <text:p/>
        </draw:polyline>
        <draw:frame draw:style-name="gr17" draw:text-style-name="P3" draw:layer="layout" svg:width="1.777cm" svg:height="1.324cm" svg:x="0.762cm" svg:y="10.792cm">
          <draw:text-box>
            <text:p><text:span text:style-name="T2">USB</text:span><text:span text:style-name="T2"><text:line-break/></text:span><text:span text:style-name="T2">UART</text:span></text:p>
          </draw:text-box>
        </draw:frame>
        <draw:frame draw:style-name="gr18" draw:text-style-name="P3" draw:layer="layout" svg:width="2.286cm" svg:height="1.275cm" svg:x="10.16cm" svg:y="7.744cm">
          <draw:text-box>
            <text:p><text:span text:style-name="T2">Console Output</text:span></text:p>
          </draw:text-box>
        </draw:frame>
        <draw:custom-shape draw:style-name="gr19" draw:text-style-name="P1" draw:layer="layout" svg:width="3.302cm" svg:height="1.016cm" svg:x="18.288cm" svg:y="7.0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248cm" svg:height="1.016cm" svg:x="18.342cm" svg:y="7.074cm">
          <draw:text-box>
            <text:p text:style-name="P1">ADSR</text:p>
          </draw:text-box>
        </draw:frame>
        <draw:line draw:style-name="gr4" draw:text-style-name="P2" draw:layer="layout" svg:x1="21.082cm" svg:y1="6.412cm" svg:x2="21.082cm" svg:y2="7.174cm">
          <text:p/>
        </draw:line>
        <draw:line draw:style-name="gr4" draw:text-style-name="P2" draw:layer="layout" svg:x1="21.082cm" svg:y1="8.09cm" svg:x2="21.082cm" svg:y2="9.714cm">
          <text:p/>
        </draw:line>
        <draw:custom-shape draw:style-name="gr20" draw:text-style-name="P1" draw:layer="layout" svg:width="5.08cm" svg:height="1.524cm" svg:x="19.304cm" svg:y="9.71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2.286cm" svg:height="1.016cm" svg:x="20.574cm" svg:y="9.968cm">
          <draw:text-box>
            <text:p text:style-name="P1">Mixer</text:p>
          </draw:text-box>
        </draw:frame>
        <draw:frame draw:style-name="gr21" draw:text-style-name="P6" draw:layer="layout" svg:width="4.318cm" svg:height="0.9cm" svg:x="20.974cm" svg:y="9.014cm">
          <draw:text-box>
            <text:p text:style-name="P1"><text:span text:style-name="T2">(12 ops@16bits)</text:span></text:p>
          </draw:text-box>
        </draw:frame>
        <draw:line draw:style-name="gr4" draw:text-style-name="P2" draw:layer="layout" svg:x1="17.78cm" svg:y1="10.476cm" svg:x2="19.304cm" svg:y2="10.476cm">
          <text:p/>
        </draw:line>
        <draw:frame draw:style-name="gr7" draw:text-style-name="P3" draw:layer="layout" svg:width="1.778cm" svg:height="0.763cm" svg:x="17.526cm" svg:y="9.513cm">
          <draw:text-box>
            <text:p><text:span text:style-name="T2">A</text:span><text:span text:style-name="T2">m</text:span><text:span text:style-name="T2">p</text:span><text:span text:style-name="T2">l</text:span></text:p>
          </draw:text-box>
        </draw:frame>
        <draw:line draw:style-name="gr4" draw:text-style-name="P2" draw:layer="layout" svg:x1="23.16cm" svg:y1="4.06cm" svg:x2="23.16cm" svg:y2="5.396cm">
          <text:p/>
        </draw:line>
        <draw:frame draw:style-name="gr22" draw:text-style-name="P4" draw:layer="layout" svg:width="2.386cm" svg:height="0.763cm" svg:x="22.098cm" svg:y="3.502cm">
          <draw:text-box>
            <text:p text:style-name="P1"><text:span text:style-name="T2">w</text:span><text:span text:style-name="T2">a</text:span><text:span text:style-name="T2">v</text:span><text:span text:style-name="T2">e</text:span><text:span text:style-name="T2">S</text:span><text:span text:style-name="T2">e</text:span><text:span text:style-name="T2">l</text:span></text:p>
          </draw:text-box>
        </draw:frame>
        <draw:line draw:style-name="gr4" draw:text-style-name="P2" draw:layer="layout" svg:x1="24.638cm" svg:y1="7.49cm" svg:x2="21.59cm" svg:y2="7.49cm">
          <text:p/>
        </draw:line>
        <draw:frame draw:style-name="gr7" draw:text-style-name="P4" draw:layer="layout" svg:width="2.032cm" svg:height="0.763cm" svg:x="22.606cm" svg:y="6.728cm">
          <draw:text-box>
            <text:p text:style-name="P1"><text:span text:style-name="T2">A</text:span><text:span text:style-name="T2">D</text:span><text:span text:style-name="T2">S</text:span><text:span text:style-name="T2">R</text:span></text:p>
          </draw:text-box>
        </draw:frame>
        <draw:line draw:style-name="gr4" draw:text-style-name="P2" draw:layer="layout" svg:x1="21.082cm" svg:y1="11.238cm" svg:x2="21.082cm" svg:y2="14.348cm">
          <text:p/>
        </draw:line>
        <draw:frame draw:style-name="gr23" draw:text-style-name="P4" draw:layer="layout" svg:width="2.54cm" svg:height="0.878cm" svg:x="21.082cm" svg:y="12.962cm">
          <draw:text-box>
            <text:p text:style-name="P1"><text:span text:style-name="T4">L/R Out</text:span></text:p>
          </draw:text-box>
        </draw:frame>
        <draw:frame draw:style-name="gr24" draw:text-style-name="P3" draw:layer="layout" svg:width="1.116cm" svg:height="0.806cm" svg:x="15.648cm" svg:y="5.668cm">
          <draw:text-box>
            <text:p><text:span text:style-name="T3">32</text:span></text:p>
          </draw:text-box>
        </draw:frame>
        <draw:frame draw:style-name="gr25" draw:text-style-name="P3" draw:layer="layout" svg:width="1.878cm" svg:height="0.806cm" svg:x="15.394cm" svg:y="3.388cm">
          <draw:text-box>
            <text:p><text:span text:style-name="T3">32x8</text:span></text:p>
          </draw:text-box>
        </draw:frame>
        <draw:line draw:style-name="gr9" draw:text-style-name="P2" draw:layer="layout" svg:x1="22.352cm" svg:y1="7.744cm" svg:x2="22.86cm" svg:y2="7.236cm">
          <text:p/>
        </draw:line>
        <draw:frame draw:style-name="gr26" draw:text-style-name="P3" draw:layer="layout" svg:width="1.524cm" svg:height="0.806cm" svg:x="22.352cm" svg:y="7.446cm">
          <draw:text-box>
            <text:p><text:span text:style-name="T3">8x4</text:span></text:p>
          </draw:text-box>
        </draw:frame>
        <draw:line draw:style-name="gr9" draw:text-style-name="P2" draw:layer="layout" svg:x1="22.906cm" svg:y1="4.888cm" svg:x2="23.414cm" svg:y2="4.38cm">
          <text:p/>
        </draw:line>
        <draw:frame draw:style-name="gr7" draw:text-style-name="P7" draw:layer="layout" svg:width="0.554cm" svg:height="0.763cm" svg:x="23.06cm" svg:y="4.38cm">
          <draw:text-box>
            <text:p><text:span text:style-name="T2">2</text:span></text:p>
          </draw:text-box>
        </draw:frame>
        <draw:custom-shape draw:style-name="gr16" draw:text-style-name="P5" draw:layer="layout" svg:width="4.319cm" svg:height="3.048cm" svg:x="2.286cm" svg:y="3.048cm">
          <text:p text:style-name="P5">UARTLite</text:p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828cm" svg:y1="9.206cm" svg:x2="21.336cm" svg:y2="8.698cm">
          <text:p/>
        </draw:line>
        <draw:line draw:style-name="gr9" draw:text-style-name="P2" draw:layer="layout" svg:x1="20.828cm" svg:y1="9.014cm" svg:x2="21.336cm" svg:y2="8.506cm">
          <text:p/>
        </draw:line>
        <draw:line draw:style-name="gr9" draw:text-style-name="P2" draw:layer="layout" svg:x1="18.034cm" svg:y1="10.668cm" svg:x2="18.542cm" svg:y2="10.16cm">
          <text:p/>
        </draw:line>
        <draw:frame draw:style-name="gr24" draw:text-style-name="P3" draw:layer="layout" svg:width="1.116cm" svg:height="0.806cm" svg:x="18.034cm" svg:y="10.37cm">
          <draw:text-box>
            <text:p><text:span text:style-name="T3">8</text:span></text:p>
          </draw:text-box>
        </draw:frame>
        <draw:line draw:style-name="gr4" draw:text-style-name="P2" draw:layer="layout" svg:x1="21.36cm" svg:y1="4.064cm" svg:x2="21.36cm" svg:y2="5.396cm">
          <text:p/>
        </draw:line>
        <draw:line draw:style-name="gr9" draw:text-style-name="P2" draw:layer="layout" svg:x1="21.106cm" svg:y1="4.888cm" svg:x2="21.614cm" svg:y2="4.38cm">
          <text:p/>
        </draw:line>
        <draw:frame draw:style-name="gr27" draw:text-style-name="P7" draw:layer="layout" svg:width="2.332cm" svg:height="0.763cm" svg:x="21.26cm" svg:y="4.38cm">
          <draw:text-box>
            <text:p><text:span text:style-name="T2">Q9.7</text:span></text:p>
          </draw:text-box>
        </draw:frame>
        <draw:frame draw:style-name="gr28" draw:text-style-name="P4" draw:layer="layout" svg:width="1.878cm" svg:height="0.816cm" svg:x="20.32cm" svg:y="3.502cm">
          <draw:text-box>
            <text:p text:style-name="P1"><text:span text:style-name="T2">phase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3:51:02.872176857</meta:creation-date>
    <dc:date>2020-05-03T02:30:11.595913743</dc:date>
    <meta:editing-duration>PT20M35S</meta:editing-duration>
    <meta:editing-cycles>3</meta:editing-cycles>
    <meta:generator>LibreOffice/6.4.3.2$Linux_X86_64 LibreOffice_project/40$Build-2</meta:generator>
    <meta:document-statistic meta:object-count="84"/>
  </office:meta>
</office:document-meta>
</file>